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Text_20_body" style:list-style-name="WW8Num2"/>
    <style:style style:name="P7" style:family="paragraph" style:parent-style-name="Text_20_body" style:list-style-name="WW8Num6"/>
    <style:style style:name="P8" style:family="paragraph" style:parent-style-name="Text_20_body" style:list-style-name="WW8Num5"/>
    <style:style style:name="P9" style:family="paragraph" style:parent-style-name="Text_20_body">
      <style:text-properties officeooo:rsid="0003d150" officeooo:paragraph-rsid="0003d150"/>
    </style:style>
    <style:style style:name="P10" style:family="paragraph" style:parent-style-name="Text_20_body" style:list-style-name="WW8Num7">
      <style:text-properties officeooo:rsid="0003d150" officeooo:paragraph-rsid="0003d150"/>
    </style:style>
    <style:style style:name="P11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3d150" style:font-size-asian="10pt" style:font-size-complex="10pt"/>
    </style:style>
    <style:style style:name="T4" style:family="text">
      <style:text-properties officeooo:rsid="0003d1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ubject>&lt;project&gt;</text:subject><text:line-break/>Use-Case: <text:span text:style-name="T4">Editer son profil</text:span></text:h>
      <text:h text:style-name="Heading_20_1" text:outline-level="1">Brief Description</text:h>
      <text:p text:style-name="Text_20_body">&lt;<text:span text:style-name="T4">Permet au consumer </text:span>&gt;</text:p>
      <text:h text:style-name="Heading_20_1" text:outline-level="1">Actor Brief Descriptions</text:h>
      <text:h text:style-name="Heading_20_2" text:outline-level="2"><text:span text:style-name="T4">Consummer</text:span></text:h>
      <text:p text:style-name="Standard"><text:tab/><text:span text:style-name="T3">Il est le seul user de l’application pour ce use case. Il peut accepter que l’application ait accès à sa <text:tab/>consommation en cliquant sur un bouton</text:span></text:p>
      <text:h text:style-name="Heading_20_1" text:outline-level="1">Preconditions</text:h>
      <text:p text:style-name="P9">Être connecté à l’application,</text:p>
      <text:p text:style-name="P9">Avoir un compteur intelligent</text:p>
      <text:h text:style-name="Heading_20_1" text:outline-level="1">Basic Flow of Events</text:h>
      <text:list xml:id="list2209758274084972614" text:style-name="WW8Num7">
        <text:list-item>
          <text:p text:style-name="P10">L’user se connecte à l’application</text:p>
        </text:list-item>
        <text:list-item>
          <text:p text:style-name="P10">à sa première connexion, il doit cliquer sur le bouton “valider” pour accepter que l’application ait accès à sa consommation.</text:p>
        </text:list-item>
        <text:list-item>
          <text:p text:style-name="P10">L’application affiche un message de confirmation à l’utilisateur</text:p>
        </text:list-item>
        <text:list-item>
          <text:p text:style-name="P10">L’use case se termine</text:p>
        </text:list-item>
      </text:list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<text:subject>&lt;project&gt;</text:subject>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1"><text:title>&lt;use-case name&gt;</text:title></text:span><text:span text:style-name="MT1"> </text:span></text:p>
            </table:table-cell>
            <table:table-cell table:style-name="Tableau2.B1" office:value-type="string">
              <text:p text:style-name="MP1"><text:s text:c="2"/>Date: <text:s/>&lt;dd/mmm/yy&gt;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10T10:04:12.950000000</meta:creation-date>
    <dc:date>2017-03-10T10:09:23.944000000</dc:date>
    <meta:editing-cycles>3</meta:editing-cycles>
    <meta:editing-duration>PT5M11S</meta:editing-duration>
    <meta:document-statistic meta:table-count="2" meta:image-count="0" meta:object-count="0" meta:page-count="1" meta:paragraph-count="18" meta:word-count="111" meta:character-count="684" meta:non-whitespace-character-count="594"/>
    <meta:generator>LibreOffice/5.2.3.3$Windows_X86_64 LibreOffice_project/d54a8868f08a7b39642414cf2c8ef2f228f780cf</meta:generator>
  </office:meta>
</office:document-meta>
</file>